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MetaDataContextTests.verify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MetaDataContextTests.testMatchParameterValuesAndSqlInOu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allMetaDataContex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